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1000001C0A6E06A5AED1F7F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6.93cm" draw:z-index="0"><draw:image xlink:href="Pictures/1000000000000471000001C0A6E06A5AED1F7FE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8-01-29T09:22:25.707200537</meta:creation-date>
    <meta:printed-by>martin </meta:printed-by>
    <meta:print-date>2018-01-29T09:22:38.773769871</meta:print-date>
    <dc:date>2018-01-30T12:19:24.166926407</dc:date>
    <dc:creator>martin </dc:creator>
    <meta:editing-duration>P1DT2H41M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4.2$Linux_X86_64 LibreOffice_project/40m0$Build-2</meta:generator>
  </office:meta>
</office:document-meta>
</file>